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2.048cm" fo:min-width="5.058cm" style:writing-mode="lr-tb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6.75cm" style:writing-mode="lr-tb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58cm" fo:min-width="5.208cm" style:writing-mode="lr-tb"/>
      <style:paragraph-properties style:writing-mode="lr-tb"/>
    </style:style>
    <style:style style:name="gr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76cm" fo:min-width="4.37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84cm" fo:min-width="4.38cm"/>
      <style:paragraph-properties style:writing-mode="lr-tb"/>
    </style:style>
    <style:style style:name="gr14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4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Стили_20_стрелок_20_15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876cm" fo:min-width="5.626cm"/>
      <style:paragraph-properties style:writing-mode="lr-tb"/>
    </style:style>
    <style:style style:name="gr18" style:family="graphic" style:parent-style-name="objectwithoutfill">
      <style:graphic-properties draw:marker-end="Стили_20_стрелок_20_16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Стили_20_стрелок_20_17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3.25cm" fo:min-width="5.5cm"/>
      <style:paragraph-properties style:writing-mode="lr-tb"/>
    </style:style>
    <style:style style:name="gr21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26cm" fo:min-width="2.75cm"/>
      <style:paragraph-properties style:writing-mode="lr-tb"/>
    </style:style>
    <style:style style:name="gr23" style:family="graphic" style:parent-style-name="objectwithoutfill">
      <style:graphic-properties draw:marker-end="Стили_20_стрелок_20_19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24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54cm" fo:min-width="3.908cm"/>
      <style:paragraph-properties style:writing-mode="lr-tb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1.954cm" fo:min-width="3.908cm"/>
      <style:paragraph-properties style:writing-mode="lr-tb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1.954cm" fo:min-width="4.38cm"/>
      <style:paragraph-properties style:writing-mode="lr-tb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5.5cm"/>
      <style:paragraph-properties style:writing-mode="lr-tb"/>
    </style:style>
    <style:style style:name="gr31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32" style:family="graphic" style:parent-style-name="standard">
      <style:graphic-properties svg:stroke-linecap="butt" draw:fill-color="#ffffff" draw:textarea-horizontal-align="justify" draw:textarea-vertical-align="middle" draw:auto-grow-height="false" fo:min-height="2.25cm" fo:min-width="6.75cm" style:writing-mode="lr-tb"/>
      <style:paragraph-properties style:writing-mode="lr-tb"/>
    </style:style>
    <style:style style:name="gr33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91cm" fo:min-width="4.66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954cm" fo:min-width="5.954cm"/>
      <style:paragraph-properties style:writing-mode="lr-tb"/>
    </style:style>
    <style:style style:name="gr40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43" style:family="graphic" style:parent-style-name="standard" style:list-style-name="L1">
      <style:graphic-properties draw:fill-color="#ffffff" draw:textarea-horizontal-align="justify" draw:textarea-vertical-align="middle" draw:auto-grow-height="false" fo:min-height="2.27cm" fo:min-width="8.946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2.25cm" fo:min-width="7cm" style:writing-mode="lr-tb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.626cm" fo:min-width="3.25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954cm" fo:min-width="6.112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954cm" fo:min-width="3.278cm"/>
      <style:paragraph-properties style:writing-mode="lr-tb"/>
    </style:style>
    <style:style style:name="gr48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49" style:family="graphic" style:parent-style-name="objectwithoutfill">
      <style:graphic-properties draw:marker-end="Стили_20_стрелок_20_41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Стили_20_стрелок_20_42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2.684cm" fo:min-width="6.184cm"/>
      <style:paragraph-properties style:writing-mode="lr-tb"/>
    </style:style>
    <style:style style:name="gr52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858cm" svg:height="3.25cm" svg:x="6.642cm" svg:y="2.5cm">
          <text:p text:style-name="P1"><text:span text:style-name="T1">Приветствующая страни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7.25cm" svg:height="2.5cm" svg:x="2.751cm" svg:y="6.5cm">
          <text:p text:style-name="P3">Hea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cm" svg:height="3cm" svg:x="4.001cm" svg:y="9.75cm">
          <text:p text:style-name="P3">Меню<text:line-break/>&lt;различные страницы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cm" svg:height="3cm" svg:x="4.001cm" svg:y="13.25cm">
          <text:p text:style-name="P3">Отзыв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cm" svg:height="3cm" svg:x="4.001cm" svg:y="16.75cm">
          <text:p text:style-name="P3">Тема: светлая/тёмн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cm" svg:height="3cm" svg:x="4.001cm" svg:y="20.25cm">
          <text:p text:style-name="P3">Авториз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6cm" svg:height="3cm" svg:x="4.001cm" svg:y="23.75cm">
          <text:p text:style-name="P5"><text:span text:style-name="T2">Приветствующая страниц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line" svg:x1="10.571cm" svg:y1="5.75cm" svg:x2="6.376cm" svg:y2="6.5cm" draw:start-shape="id1" draw:start-glue-point="8" draw:end-shape="id2" draw:end-glue-point="0" svg:d="M10571 5750l-4195 750" svg:viewBox="0 0 4196 751">
          <text:p/>
        </draw:connector>
        <draw:connector draw:style-name="gr5" draw:text-style-name="P7" draw:layer="layout" svg:x1="2.751cm" svg:y1="7.75cm" svg:x2="4.001cm" svg:y2="25.25cm" draw:start-shape="id2" draw:start-glue-point="3" draw:end-shape="id3" draw:end-glue-point="3" svg:d="M2751 7750h-501v17500h1751" svg:viewBox="0 0 1752 17501">
          <text:p/>
        </draw:connector>
        <draw:connector draw:style-name="gr6" draw:text-style-name="P7" draw:layer="layout" draw:type="line" svg:x1="2.33cm" svg:y1="11.226cm" svg:x2="4.001cm" svg:y2="11.25cm" draw:end-shape="id4" draw:end-glue-point="3" svg:d="M2330 11226l1671 24" svg:viewBox="0 0 1672 25">
          <text:p/>
        </draw:connector>
        <draw:line draw:style-name="gr7" draw:text-style-name="P7" draw:layer="layout" svg:x1="2.251cm" svg:y1="14.75cm" svg:x2="4.001cm" svg:y2="14.75cm">
          <text:p/>
        </draw:line>
        <draw:line draw:style-name="gr8" draw:text-style-name="P7" draw:layer="layout" svg:x1="2.251cm" svg:y1="18.25cm" svg:x2="4.001cm" svg:y2="18.25cm">
          <text:p/>
        </draw:line>
        <draw:line draw:style-name="gr9" draw:text-style-name="P7" draw:layer="layout" svg:x1="2.251cm" svg:y1="21.75cm" svg:x2="4.001cm" svg:y2="21.75cm">
          <text:p/>
        </draw:line>
        <draw:custom-shape draw:style-name="gr2" draw:text-style-name="P4" xml:id="id5" draw:id="id5" draw:layer="layout" svg:width="7.25cm" svg:height="2.5cm" svg:x="11.5cm" svg:y="6.5cm">
          <text:p text:style-name="P3">Foot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cm" svg:height="3cm" svg:x="11.5cm" svg:y="9.75cm">
          <text:p text:style-name="P3">Контактные данны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7" draw:layer="layout" svg:x1="10.75cm" svg:y1="5.75cm" svg:x2="15.25cm" svg:y2="6.5cm">
          <text:p/>
        </draw:line>
        <draw:connector draw:style-name="gr11" draw:text-style-name="P7" draw:layer="layout" svg:x1="18.75cm" svg:y1="7.75cm" svg:x2="17.5cm" svg:y2="11.25cm" draw:start-shape="id5" draw:start-glue-point="1" draw:end-shape="id6" draw:end-glue-point="1" svg:d="M18750 7750h501v3500h-1751" svg:viewBox="0 0 1752 3501">
          <text:p/>
        </draw:connector>
      </draw:page>
      <draw:page draw:name="page2" draw:style-name="dp1" draw:master-page-name="Обычный">
        <draw:custom-shape draw:style-name="gr12" draw:text-style-name="P8" xml:id="id7" draw:id="id7" draw:layer="layout" svg:width="9.75cm" svg:height="4.25cm" svg:x="5.75cm" svg:y="7.999cm">
          <text:p text:style-name="P3">Пользователь залогинен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xml:id="id8" draw:id="id8" draw:layer="layout" svg:width="7.75cm" svg:height="4.5cm" svg:x="1.75cm" svg:y="14.999cm">
          <text:p text:style-name="P3">Hello,<text:line-break/>World!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8" xml:id="id9" draw:id="id9" draw:layer="layout" svg:width="7.75cm" svg:height="4.5cm" svg:x="11.75cm" svg:y="14.999cm">
          <text:p text:style-name="P3">Привет,<text:line-break/>&lt;ник&gt;!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7" draw:layer="layout" draw:type="line" svg:x1="10.572cm" svg:y1="6.5cm" svg:x2="10.625cm" svg:y2="7.999cm" draw:end-shape="id7" draw:end-glue-point="4" svg:d="M10572 6500l53 1499" svg:viewBox="0 0 54 1500">
          <text:p/>
        </draw:connector>
        <draw:connector draw:style-name="gr15" draw:text-style-name="P7" draw:layer="layout" draw:type="line" svg:x1="5.75cm" svg:y1="10.124cm" svg:x2="5.625cm" svg:y2="14.999cm" draw:start-shape="id7" draw:start-glue-point="5" draw:end-shape="id8" draw:end-glue-point="5" svg:d="M5750 10124l-125 4875" svg:viewBox="0 0 126 4876">
          <text:p text:style-name="P3">Нет <text:s text:c="7"/></text:p>
        </draw:connector>
        <draw:connector draw:style-name="gr16" draw:text-style-name="P7" draw:layer="layout" draw:type="line" svg:x1="15.5cm" svg:y1="10.124cm" svg:x2="15.625cm" svg:y2="14.999cm" draw:start-shape="id7" draw:start-glue-point="7" draw:end-shape="id9" draw:end-glue-point="5" svg:d="M15500 10124l125 4875" svg:viewBox="0 0 126 4876">
          <text:p text:style-name="P3"><text:s text:c="7"/>Да</text:p>
        </draw:connector>
        <draw:custom-shape draw:style-name="gr3" draw:text-style-name="P9" draw:layer="layout" svg:width="6cm" svg:height="3cm" svg:x="7.5cm" svg:y="3.5cm">
          <text:p text:style-name="P5"><text:span text:style-name="T2">Приветствующая страниц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Обычный">
        <draw:custom-shape draw:style-name="gr17" draw:text-style-name="P8" xml:id="id10" draw:id="id10" draw:layer="layout" svg:width="12.25cm" svg:height="4.25cm" svg:x="4.5cm" svg:y="7cm">
          <text:p text:style-name="P3">Пользователь зарегистрирован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7" draw:layer="layout" draw:type="line" svg:x1="4.5cm" svg:y1="9.125cm" svg:x2="4.5cm" svg:y2="13cm" draw:start-shape="id10" draw:start-glue-point="5" svg:d="M4500 9125v3875" svg:viewBox="0 0 1 3876">
          <text:p text:style-name="P3">Нет <text:s text:c="6"/></text:p>
        </draw:connector>
        <draw:connector draw:style-name="gr19" draw:text-style-name="P7" draw:layer="layout" draw:type="line" svg:x1="16.75cm" svg:y1="9.125cm" svg:x2="16.75cm" svg:y2="12.75cm" draw:start-shape="id10" draw:start-glue-point="7" svg:d="M16750 9125v3625" svg:viewBox="0 0 1 3626">
          <text:p text:style-name="P3"><text:s text:c="7"/>Да</text:p>
        </draw:connector>
        <draw:custom-shape draw:style-name="gr20" draw:text-style-name="P8" xml:id="id11" draw:id="id11" draw:layer="layout" svg:width="6cm" svg:height="3.5cm" svg:x="1.5cm" svg:y="18.5cm">
          <text:p text:style-name="P10"><text:span text:style-name="T1">Приветствующая страница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type="line" svg:x1="4.5cm" svg:y1="16.5cm" svg:x2="4.5cm" svg:y2="18.5cm" draw:end-shape="id11" draw:end-glue-point="0" svg:d="M4500 16500v2000" svg:viewBox="0 0 1 2001">
          <text:p/>
        </draw:connector>
        <draw:custom-shape draw:style-name="gr22" draw:text-style-name="P8" xml:id="id12" draw:id="id12" draw:layer="layout" svg:width="6.5cm" svg:height="3.75cm" svg:x="10.5cm" svg:y="18.25cm">
          <text:p text:style-name="P3">Забыл парол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7cm" svg:y1="20.125cm" svg:x2="16.875cm" svg:y2="23.5cm" draw:start-shape="id12" draw:start-glue-point="7" svg:d="M17000 20125l-125 3375" svg:viewBox="0 0 126 3376">
          <text:p text:style-name="P3"><text:s text:c="7"/>Да</text:p>
        </draw:connector>
        <draw:connector draw:style-name="gr24" draw:text-style-name="P7" draw:layer="layout" draw:type="lines" draw:line-skew="0.498cm -0.499cm" svg:x1="16.25cm" svg:y1="16.25cm" svg:x2="13.75cm" svg:y2="18.25cm" draw:start-shape="id13" draw:start-glue-point="8" draw:end-shape="id12" draw:end-glue-point="4" svg:d="M16250 16250v1000h-2500v1000" svg:viewBox="0 0 2501 2001">
          <text:p/>
        </draw:connector>
        <draw:connector draw:style-name="gr25" draw:text-style-name="P7" draw:layer="layout" draw:type="line" svg:x1="10.572cm" svg:y1="5.751cm" svg:x2="10.625cm" svg:y2="7cm" draw:end-shape="id10" draw:end-glue-point="4" svg:d="M10572 5751l53 1249" svg:viewBox="0 0 54 1250">
          <text:p/>
        </draw:connector>
        <draw:connector draw:style-name="gr26" draw:text-style-name="P7" draw:layer="layout" draw:type="line" svg:x1="10.5cm" svg:y1="20.125cm" svg:x2="7.5cm" svg:y2="20.25cm" draw:start-shape="id12" draw:start-glue-point="5" draw:end-shape="id11" draw:end-glue-point="1" svg:d="M10500 20125l-3000 125" svg:viewBox="0 0 3001 126">
          <text:p text:style-name="P3">Нет<text:line-break/></text:p>
        </draw:connector>
        <draw:custom-shape draw:style-name="gr3" draw:text-style-name="P4" draw:layer="layout" svg:width="6cm" svg:height="3cm" svg:x="7.5cm" svg:y="2.75cm">
          <text:p text:style-name="P3">Авториз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7cm" svg:height="3.5cm" svg:x="1.5cm" svg:y="13cm">
          <text:p text:style-name="P10">Регистрация:<text:line-break/>- ник <text:s text:c="6"/><text:line-break/>- email <text:s text:c="3"/><text:line-break/>- парол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1" xml:id="id13" draw:id="id13" draw:layer="layout" svg:width="7cm" svg:height="3.5cm" svg:x="12.75cm" svg:y="12.75cm">
          <text:p text:style-name="P10">Логин: <text:line-break/>- ник <text:s text:c="6"/><text:line-break/>- парол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1" xml:id="id14" draw:id="id14" draw:layer="layout" svg:width="7.75cm" svg:height="3.5cm" svg:x="12cm" svg:y="23.5cm">
          <text:p text:style-name="P10"><text:span text:style-name="T1">Восстановление пароля: </text:span><text:span text:style-name="T1"><text:line-break/></text:span><text:span text:style-name="T1">- ник <text:s text:c="3"/></text:span><text:span text:style-name="T1"><text:line-break/></text:span><text:span text:style-name="T1">-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1" xml:id="id15" draw:id="id15" draw:layer="layout" svg:width="6cm" svg:height="3.5cm" svg:x="4.75cm" svg:y="23.5cm">
          <text:p text:style-name="P10"><text:span text:style-name="T1">Отправка пароля на email</text:span>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draw:type="line" svg:x1="12.968cm" svg:y1="25.25cm" svg:x2="10.75cm" svg:y2="25.25cm" draw:start-shape="id14" draw:start-glue-point="9" draw:end-shape="id15" draw:end-glue-point="1" svg:d="M12968 25250h-2218" svg:viewBox="0 0 2219 1">
          <text:p/>
        </draw:connector>
      </draw:page>
      <draw:page draw:name="page4" draw:style-name="dp1" draw:master-page-name="Обычный">
        <draw:custom-shape draw:style-name="gr17" draw:text-style-name="P8" xml:id="id16" draw:id="id16" draw:layer="layout" svg:width="12.25cm" svg:height="4.25cm" svg:x="4.5cm" svg:y="7.001cm">
          <text:p text:style-name="P3">Пользователь авторизован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8" xml:id="id17" draw:id="id17" draw:layer="layout" svg:width="6cm" svg:height="3.5cm" svg:x="1.5cm" svg:y="13.001cm">
          <text:p text:style-name="P10"><text:span text:style-name="T3">Невозможность оставить отзыв</text:span>, <text:line-break/>просмотр отзывов доступен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4.5cm" svg:y1="9.126cm" svg:x2="4.5cm" svg:y2="13.001cm" draw:start-shape="id16" draw:start-glue-point="5" draw:end-shape="id17" draw:end-glue-point="0" svg:d="M4500 9126v3875" svg:viewBox="0 0 1 3876">
          <text:p text:style-name="P3">Нет <text:s text:c="6"/></text:p>
        </draw:connector>
        <draw:custom-shape draw:style-name="gr20" draw:text-style-name="P8" xml:id="id18" draw:id="id18" draw:layer="layout" svg:width="6cm" svg:height="3.5cm" svg:x="13.75cm" svg:y="12.751cm">
          <text:p text:style-name="P3">Возможно оставить отзыв,<text:line-break/>просмотр отзывов доступен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line" svg:x1="16.75cm" svg:y1="9.126cm" svg:x2="16.75cm" svg:y2="12.751cm" draw:start-shape="id16" draw:start-glue-point="7" draw:end-shape="id18" draw:end-glue-point="0" svg:d="M16750 9126v3625" svg:viewBox="0 0 1 3626">
          <text:p text:style-name="P3"><text:s text:c="7"/>Да</text:p>
        </draw:connector>
        <draw:connector draw:style-name="gr25" draw:text-style-name="P7" draw:layer="layout" draw:type="line" svg:x1="10.572cm" svg:y1="5.752cm" svg:x2="10.625cm" svg:y2="7.001cm" draw:end-shape="id16" draw:end-glue-point="4" svg:d="M10572 5752l53 1249" svg:viewBox="0 0 54 1250">
          <text:p/>
        </draw:connector>
        <draw:custom-shape draw:style-name="gr3" draw:text-style-name="P4" draw:layer="layout" svg:width="6cm" svg:height="3cm" svg:x="7.535cm" svg:y="2.75cm">
          <text:p text:style-name="P3">Отзыв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Обычный">
        <draw:custom-shape draw:style-name="gr32" draw:text-style-name="P4" xml:id="id21" draw:id="id21" draw:layer="layout" svg:width="7.25cm" svg:height="2.5cm" svg:x="8.25cm" svg:y="6.5cm">
          <text:p text:style-name="P3">Страница для заказа покупателем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7.25cm" svg:height="2.5cm" svg:x="8.25cm" svg:y="10cm">
          <text:p text:style-name="P3">Страница просмотра заказа продавцом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7.25cm" svg:height="2.5cm" svg:x="8.25cm" svg:y="13.5cm">
          <text:p text:style-name="P3">Scroll с картинкой, потемнение текста (для тёмного стиля)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7.25cm" svg:height="2.5cm" svg:x="8.25cm" svg:y="17cm">
          <text:p text:style-name="P3">Scroll без картинки,<text:line-break/>общее потемнение (для тёмного стиля)</text:p>
          <draw:enhanced-geometry svg:viewBox="0 0 21600 21600" draw:type="rectangle" draw:enhanced-path="M 0 0 L 21600 0 21600 21600 0 21600 0 0 Z N"/>
        </draw:custom-shape>
        <draw:connector draw:style-name="gr33" draw:text-style-name="P7" xml:id="id24" draw:id="id24" draw:layer="layout" svg:x1="6.75cm" svg:y1="5.5cm" svg:x2="8.25cm" svg:y2="18.25cm" draw:start-shape="id19" draw:start-glue-point="2" draw:end-shape="id20" draw:end-glue-point="3" svg:d="M6750 5500v12750h1500" svg:viewBox="0 0 1501 12751">
          <text:p/>
        </draw:connector>
        <draw:connector draw:style-name="gr34" draw:text-style-name="P7" draw:layer="layout" draw:type="line" svg:x1="6.722cm" svg:y1="7.759cm" svg:x2="8.25cm" svg:y2="7.75cm" draw:end-shape="id21" draw:end-glue-point="3" svg:d="M6722 7759l1528-9" svg:viewBox="0 0 1529 10">
          <text:p/>
        </draw:connector>
        <draw:connector draw:style-name="gr35" draw:text-style-name="P7" draw:layer="layout" draw:type="line" svg:x1="6.722cm" svg:y1="11.298cm" svg:x2="8.25cm" svg:y2="11.25cm" draw:end-shape="id22" draw:end-glue-point="3" svg:d="M6722 11298l1528-48" svg:viewBox="0 0 1529 49">
          <text:p/>
        </draw:connector>
        <draw:connector draw:style-name="gr36" draw:text-style-name="P7" draw:layer="layout" draw:type="line" svg:x1="6.722cm" svg:y1="14.731cm" svg:x2="8.25cm" svg:y2="14.75cm" draw:end-shape="id23" draw:end-glue-point="3" svg:d="M6722 14731l1528 19" svg:viewBox="0 0 1529 20">
          <text:p/>
        </draw:connector>
        <draw:custom-shape draw:style-name="gr2" draw:text-style-name="P4" xml:id="id25" draw:id="id25" draw:layer="layout" svg:width="7.25cm" svg:height="2.5cm" svg:x="8.25cm" svg:y="20.5cm">
          <text:p text:style-name="P3">&lt;...&gt;</text:p>
          <draw:enhanced-geometry svg:viewBox="0 0 21600 21600" draw:type="rectangle" draw:enhanced-path="M 0 0 L 21600 0 21600 21600 0 21600 0 0 Z N"/>
        </draw:custom-shape>
        <draw:connector draw:style-name="gr37" draw:text-style-name="P7" draw:layer="layout" svg:x1="6.75cm" svg:y1="18.25cm" svg:x2="8.25cm" svg:y2="21.75cm" draw:start-shape="id24" draw:start-glue-point="0" draw:end-shape="id25" draw:end-glue-point="3" svg:d="M6750 18250v3500h1500" svg:viewBox="0 0 1501 3501">
          <text:p/>
        </draw:connector>
        <draw:custom-shape draw:style-name="gr3" draw:text-style-name="P4" xml:id="id19" draw:id="id19" draw:layer="layout" svg:width="6cm" svg:height="3cm" svg:x="3.75cm" svg:y="2.5cm">
          <text:p text:style-name="P3">Меню<text:line-break/>&lt;различные страницы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Обычный">
        <draw:custom-shape draw:style-name="gr32" draw:text-style-name="P4" xml:id="id28" draw:id="id28" draw:layer="layout" svg:width="7.25cm" svg:height="2.5cm" svg:x="7.25cm" svg:y="2.75cm">
          <text:p text:style-name="P3">Страница для заказа покупателем</text:p>
          <draw:enhanced-geometry svg:viewBox="0 0 21600 21600" draw:type="rectangle" draw:enhanced-path="M 0 0 L 21600 0 21600 21600 0 21600 0 0 Z N"/>
        </draw:custom-shape>
        <draw:custom-shape draw:style-name="gr38" draw:text-style-name="P8" xml:id="id26" draw:id="id26" draw:layer="layout" svg:width="5.5cm" svg:height="3.5cm" svg:x="2.25cm" svg:y="7cm">
          <text:p text:style-name="P3">Выбор блюд для заказ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xml:id="id27" draw:id="id27" draw:layer="layout" svg:width="10.25cm" svg:height="3.5cm" svg:x="9.25cm" svg:y="7cm">
          <text:p text:style-name="P3"><text:span text:style-name="T4">- показ блюд <text:s text:c="12"/></text:span><text:span text:style-name="T4"><text:line-break/></text:span><text:span text:style-name="T4">- цена выделенного <text:s/>блюда</text:span><text:span text:style-name="T4"><text:line-break/></text:span><text:span text:style-name="T4">- общая цена <text:s text:c="12"/>выбранных блюд</text:span><text:span text:style-name="T4"><text:line-break/></text:span><text:span text:style-name="T4">- количество блюд <text:s text:c="3"/>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0" draw:text-style-name="P7" draw:layer="layout" draw:type="line" svg:x1="7.75cm" svg:y1="8.75cm" svg:x2="10.531cm" svg:y2="8.75cm" draw:start-shape="id26" draw:start-glue-point="1" draw:end-shape="id27" draw:end-glue-point="9" svg:d="M7750 8750h2781" svg:viewBox="0 0 2782 1">
          <text:p/>
        </draw:connector>
        <draw:connector draw:style-name="gr41" draw:text-style-name="P7" draw:layer="layout" draw:type="line" svg:x1="10.875cm" svg:y1="5.25cm" svg:x2="5cm" svg:y2="7cm" draw:start-shape="id28" draw:start-glue-point="2" draw:end-shape="id26" draw:end-glue-point="0" svg:d="M10875 5250l-5875 1750" svg:viewBox="0 0 5876 1751">
          <text:p/>
        </draw:connector>
        <draw:connector draw:style-name="gr42" draw:text-style-name="P7" draw:layer="layout" draw:line-skew="0cm 1.144cm" svg:x1="5cm" svg:y1="10.5cm" svg:x2="6.232cm" svg:y2="14.465cm" draw:start-shape="id26" draw:start-glue-point="2" draw:end-shape="id29" draw:end-glue-point="9" svg:d="M5000 10500v983 2982h1232" svg:viewBox="0 0 1233 3966">
          <text:p/>
        </draw:connector>
        <draw:custom-shape draw:style-name="gr43" draw:text-style-name="P13" xml:id="id29" draw:id="id29" draw:layer="layout" svg:width="15cm" svg:height="4cm" svg:x="4.357cm" svg:y="12.465cm">
          <text:p text:style-name="P10"><text:span text:style-name="T4">Список выбранных блюд: </text:span><text:span text:style-name="T4"><text:line-break/></text:span><text:span text:style-name="T4">- корректировка количества порций <text:s text:c="4"/></text:span><text:span text:style-name="T4"><text:line-break/></text:span><text:span text:style-name="T4">- отмена заказа <text:s text:c="37"/></text:span><text:span text:style-name="T4"><text:line-break/></text:span><text:span text:style-name="T4">- стоимость блюда с учётом порций <text:s text:c="4"/></text:span><text:span text:style-name="T4"><text:line-break/></text:span><text:span text:style-name="T4">- стоимость заказа <text:s text:c="32"/></text:span><text:span text:style-name="T4"><text:line-break/></text:span><text:span text:style-name="T4">- подтверждение заказа <text:s text:c="23"/>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Обычный">
        <draw:custom-shape draw:style-name="gr44" draw:text-style-name="P4" xml:id="id30" draw:id="id30" draw:layer="layout" svg:width="7.5cm" svg:height="2.5cm" svg:x="6.75cm" svg:y="3.75cm">
          <text:p text:style-name="P3">Страница просмотра заказа продавцом</text:p>
          <draw:enhanced-geometry svg:viewBox="0 0 21600 21600" draw:type="rectangle" draw:enhanced-path="M 0 0 L 21600 0 21600 21600 0 21600 0 0 Z N"/>
        </draw:custom-shape>
        <draw:custom-shape draw:style-name="gr45" draw:text-style-name="P8" xml:id="id31" draw:id="id31" draw:layer="layout" svg:width="7.5cm" svg:height="3.75cm" svg:x="6.75cm" svg:y="8.25cm">
          <text:p text:style-name="P3">Есть заказ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8" xml:id="id32" draw:id="id32" draw:layer="layout" svg:width="10.5cm" svg:height="3.5cm" svg:x="2cm" svg:y="14cm">
          <text:p text:style-name="P3">- блюдо и <text:s text:c="15"/>количество порций<text:line-break/>- общая стоимос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8" xml:id="id33" draw:id="id33" draw:layer="layout" svg:width="6cm" svg:height="3.5cm" svg:x="13cm" svg:y="14cm">
          <text:p text:style-name="P3">Ожидание заказа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8" draw:text-style-name="P7" draw:layer="layout" draw:type="line" svg:x1="10.5cm" svg:y1="6.25cm" svg:x2="10.5cm" svg:y2="8.25cm" draw:start-shape="id30" draw:start-glue-point="2" draw:end-shape="id31" draw:end-glue-point="4" svg:d="M10500 6250v2000" svg:viewBox="0 0 1 2001">
          <text:p/>
        </draw:connector>
        <draw:connector draw:style-name="gr49" draw:text-style-name="P7" draw:layer="layout" svg:x1="6.75cm" svg:y1="10.125cm" svg:x2="7.25cm" svg:y2="14cm" draw:start-shape="id31" draw:start-glue-point="5" draw:end-shape="id32" draw:end-glue-point="5" svg:d="M6750 10125h-501v2876h1001v999" svg:viewBox="0 0 1002 3876">
          <text:p text:style-name="P3">Да <text:s text:c="11"/></text:p>
        </draw:connector>
        <draw:connector draw:style-name="gr50" draw:text-style-name="P7" draw:layer="layout" svg:x1="14.25cm" svg:y1="10.125cm" svg:x2="16cm" svg:y2="14cm" draw:start-shape="id31" draw:start-glue-point="7" draw:end-shape="id33" draw:end-glue-point="5" svg:d="M14250 10125h1750v3875" svg:viewBox="0 0 1751 3876">
          <text:p text:style-name="P3"><text:s text:c="18"/>Нет</text:p>
        </draw:connector>
        <draw:custom-shape draw:style-name="gr51" draw:text-style-name="P8" xml:id="id34" draw:id="id34" draw:layer="layout" svg:width="7cm" svg:height="3.25cm" svg:x="3.75cm" svg:y="19cm">
          <text:p text:style-name="P3">Очистка заказ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7" draw:layer="layout" draw:type="line" svg:x1="7.25cm" svg:y1="17.5cm" svg:x2="7.25cm" svg:y2="19cm" draw:start-shape="id32" draw:start-glue-point="8" draw:end-shape="id34" draw:end-glue-point="0" svg:d="M7250 175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2T13:01:09.769000000</meta:creation-date>
    <dc:date>2024-03-22T16:28:21.916000000</dc:date>
    <meta:editing-duration>PT3H26M34S</meta:editing-duration>
    <meta:editing-cycles>17</meta:editing-cycles>
    <meta:generator>LibreOffice/7.5.0.3$Windows_X86_64 LibreOffice_project/c21113d003cd3efa8c53188764377a8272d9d6de</meta:generator>
    <meta:document-statistic meta:object-count="74"/>
  </office:meta>
</office:document-meta>
</file>